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-&gt;create database world;</text:p>
      <text:p text:style-name="Standard"/>
      <text:p text:style-name="Standard">-&gt;use world;</text:p>
      <text:p text:style-name="Standard">--------------------------------------------------------------------------------------------------------------------</text:p>
      <text:p text:style-name="Standard">-&gt;create table members(name varchar(40),age int,gender varchar(40));</text:p>
      <text:p text:style-name="Standard">--------------------------------------------------------------------------------------------------------------------</text:p>
      <text:p text:style-name="Standard">-&gt;desc members;</text:p>
      <text:p text:style-name="Standard">-&gt;insert into members values('pavitra',21,'Female');</text:p>
      <text:p text:style-name="Standard">--------------------------------------------------------------------------------------------------------------------</text:p>
      <text:p text:style-name="Standard">-&gt;insert into members values('pavitra',21,'female');</text:p>
      <text:p text:style-name="Standard">-&gt;insert into members values('suchitra',21,'female');</text:p>
      <text:p text:style-name="Standard">-&gt;insert into members values('laxmeesh',21,'male');</text:p>
      <text:p text:style-name="Standard">-&gt;insert into members values('adya',22,'female');</text:p>
      <text:p text:style-name="Standard">-&gt;insert into members values('kishan',23,'male');</text:p>
      <text:p text:style-name="Standard">--------------------------------------------------------------------------------------------------------------------</text:p>
      <text:p text:style-name="Standard">-&gt;select * from members;</text:p>
      <text:p text:style-name="Standard">--------------------------------------------------------------------------------------------------------------------</text:p>
      <text:p text:style-name="Standard">-&gt;select * from members group by age,gender;</text:p>
      <text:p text:style-name="Standard">--------------------------------------------------------------------------------------------------------------------</text:p>
      <text:p text:style-name="Standard">-&gt;select gender, count(`name`) from members group by gender;</text:p>
      <text:p text:style-name="Standard">--------------------------------------------------------------------------------------------------------------------</text:p>
      <text:p text:style-name="Standard">-&gt;update members set name='pavi' where name='pavitra';</text:p>
      <text:p text:style-name="Standard">--------------------------------------------------------------------------------------------------------------------</text:p>
      <text:p text:style-name="Standard">-&gt;select * from members where name like '%a';</text:p>
      <text:p text:style-name="Standard">--------------------------------------------------------------------------------------------------------------------</text:p>
      <text:p text:style-name="Standard">-&gt;select * from members where name like 'T%';</text:p>
      <text:p text:style-name="Standard">--------------------------------------------------------------------------------------------------------------------</text:p>
      <text:p text:style-name="Standard">-&gt;select * from members where name like '_i%';</text:p>
      <text:p text:style-name="Standard">--------------------------------------------------------------------------------------------------------------------</text:p>
      <text:p text:style-name="Standard">//Joins</text:p>
      <text:p text:style-name="Standard"/>
      <text:p text:style-name="Standard">create table xtable(id int,xname varchar(20));</text:p>
      <text:p text:style-name="Standard">create table ytable(id int,yname varchar(20));</text:p>
      <text:p text:style-name="Standard">--------------------------------------------------------------------------------------------------------------------</text:p>
      <text:p text:style-name="Standard">insert into xtable values(1,'x1');</text:p>
      <text:p text:style-name="Standard">insert into xtable values(2,'x2');</text:p>
      <text:p text:style-name="Standard">insert into xtable values(7,'x7');</text:p>
      <text:p text:style-name="Standard">insert into xtable values(4,'x4');</text:p>
      <text:p text:style-name="Standard">insert into xtable values(5,'x5');</text:p>
      <text:p text:style-name="Standard">insert into xtable values(8,'x8');</text:p>
      <text:p text:style-name="Standard">insert into ytable values(1,'y1');</text:p>
      <text:p text:style-name="Standard">insert into ytable values(2,'y2');</text:p>
      <text:p text:style-name="Standard">insert into ytable values(7,'y7');</text:p>
      <text:p text:style-name="Standard">insert into ytable values(4,'y4');</text:p>
      <text:p text:style-name="Standard">insert into ytable values(5,'y5');</text:p>
      <text:p text:style-name="Standard">insert into ytable values(8,'y8');</text:p>
      <text:p text:style-name="Standard">--------------------------------------------------------------------------------------------------------------------</text:p>
      <text:p text:style-name="Standard">select xname,xtable.id,ytable.id,yname from xtable inner join ytable on xtable.id = ytable.id;</text:p>
      <text:p text:style-name="Standard">select * from xtable cross join ytable;</text:p>
      <text:p text:style-name="Standard"><text:soft-page-break/>select * from xtable;</text:p>
      <text:p text:style-name="Standard">select xname,xtable.id,ytable.id,yname from xtable left outer join ytable on xtable.id=ytable.id;</text:p>
      <text:p text:style-name="Standard">select xname,xtable.id,ytable.id,yname from xtable right outer join ytable on xtable.id=ytable.id;</text:p>
      <text:p text:style-name="Standard">select x1.xname,x2.xname from xtable As x1 , xtable As x2 where x1.id=x2.id;</text:p>
      <text:p text:style-name="Standard">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7:19:15.384000000</dc:date>
    <meta:editing-duration>PT27S</meta:editing-duration>
    <meta:editing-cycles>1</meta:editing-cycles>
    <meta:document-statistic meta:table-count="0" meta:image-count="0" meta:object-count="0" meta:page-count="2" meta:paragraph-count="52" meta:word-count="213" meta:character-count="3299" meta:non-whitespace-character-count="3138"/>
    <meta:generator>LibreOffice/7.1.7.2$Windows_X86_64 LibreOffice_project/c6a4e3954236145e2acb0b65f68614365aeee33f</meta:generator>
  </office:meta>
</office:document-meta>
</file>